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0c8758"/>
    </style:style>
    <style:style style:name="P2" style:family="paragraph" style:parent-style-name="Standard">
      <style:text-properties style:font-name="文泉驛等寬微米黑" fo:font-size="15pt" officeooo:rsid="000b85d9" officeooo:paragraph-rsid="000b85d9" style:font-name-asian="文泉驛等寬微米黑" style:font-size-asian="15pt" style:font-size-complex="15pt"/>
    </style:style>
    <style:style style:name="P3" style:family="paragraph" style:parent-style-name="Standard">
      <style:text-properties style:font-name="文泉驛等寬微米黑" fo:font-size="15pt" officeooo:rsid="000b85d9" officeooo:paragraph-rsid="000ddebf" style:font-name-asian="文泉驛等寬微米黑" style:font-size-asian="15pt" style:font-size-complex="15pt"/>
    </style:style>
    <style:style style:name="P4" style:family="paragraph" style:parent-style-name="Standard">
      <style:text-properties style:font-name="文泉驛等寬微米黑" fo:font-size="15pt" officeooo:rsid="000b85d9" officeooo:paragraph-rsid="00105f72" style:font-name-asian="文泉驛等寬微米黑" style:font-size-asian="15pt" style:font-size-complex="15pt"/>
    </style:style>
    <style:style style:name="P5" style:family="paragraph" style:parent-style-name="Standard">
      <style:text-properties style:font-name="文泉驛等寬微米黑" fo:font-size="15pt" officeooo:rsid="000b85d9" officeooo:paragraph-rsid="001205f0" style:font-name-asian="文泉驛等寬微米黑" style:font-size-asian="15pt" style:font-size-complex="15pt"/>
    </style:style>
    <style:style style:name="P6" style:family="paragraph" style:parent-style-name="Standard">
      <style:text-properties style:font-name="文泉驛等寬微米黑" fo:font-size="15pt" officeooo:rsid="000b85d9" officeooo:paragraph-rsid="00145fe1" style:font-name-asian="文泉驛等寬微米黑" style:font-size-asian="15pt" style:font-size-complex="15pt"/>
    </style:style>
    <style:style style:name="P7" style:family="paragraph" style:parent-style-name="Standard">
      <style:text-properties style:font-name="文泉驛等寬微米黑" fo:font-size="15pt" officeooo:rsid="000b85d9" officeooo:paragraph-rsid="00162448" style:font-name-asian="文泉驛等寬微米黑" style:font-size-asian="15pt" style:font-size-complex="15pt"/>
    </style:style>
    <style:style style:name="P8" style:family="paragraph" style:parent-style-name="Standard">
      <style:text-properties style:font-name="文泉驛等寬微米黑" fo:font-size="15pt" officeooo:rsid="000b85d9" officeooo:paragraph-rsid="001767af" style:font-name-asian="文泉驛等寬微米黑" style:font-size-asian="15pt" style:font-size-complex="15pt"/>
    </style:style>
    <style:style style:name="P9" style:family="paragraph" style:parent-style-name="Standard">
      <style:text-properties style:font-name="文泉驛等寬微米黑" fo:font-size="15pt" officeooo:rsid="000b85d9" officeooo:paragraph-rsid="0018eafc" style:font-name-asian="文泉驛等寬微米黑" style:font-size-asian="15pt" style:font-size-complex="15pt"/>
    </style:style>
    <style:style style:name="P10" style:family="paragraph" style:parent-style-name="Standard">
      <style:text-properties style:font-name="文泉驛等寬微米黑" fo:font-size="15pt" officeooo:rsid="000b85d9" officeooo:paragraph-rsid="001a3a20" style:font-name-asian="文泉驛等寬微米黑" style:font-size-asian="15pt" style:font-size-complex="15pt"/>
    </style:style>
    <style:style style:name="P11" style:family="paragraph" style:parent-style-name="Standard">
      <style:text-properties style:font-name="文泉驛等寬微米黑" fo:font-size="15pt" officeooo:rsid="000b85d9" officeooo:paragraph-rsid="001d71c1" style:font-name-asian="文泉驛等寬微米黑" style:font-size-asian="15pt" style:font-size-complex="15pt"/>
    </style:style>
    <style:style style:name="P12" style:family="paragraph" style:parent-style-name="Standard">
      <style:text-properties style:font-name="文泉驛等寬微米黑" fo:font-size="15pt" officeooo:rsid="000b85d9" officeooo:paragraph-rsid="00205d51" style:font-name-asian="文泉驛等寬微米黑" style:font-size-asian="15pt" style:font-size-complex="15pt"/>
    </style:style>
    <style:style style:name="P13" style:family="paragraph" style:parent-style-name="Standard">
      <style:text-properties style:font-name="文泉驛等寬微米黑" fo:font-size="15pt" officeooo:rsid="000b85d9" officeooo:paragraph-rsid="0020a2a3" style:font-name-asian="文泉驛等寬微米黑" style:font-size-asian="15pt" style:font-size-complex="15pt"/>
    </style:style>
    <style:style style:name="P14" style:family="paragraph" style:parent-style-name="Standard">
      <style:text-properties style:font-name="文泉驛等寬微米黑" fo:font-size="15pt" officeooo:rsid="000b85d9" officeooo:paragraph-rsid="00217c8e" style:font-name-asian="文泉驛等寬微米黑" style:font-size-asian="15pt" style:font-size-complex="15pt"/>
    </style:style>
    <style:style style:name="P15" style:family="paragraph" style:parent-style-name="Standard">
      <style:text-properties style:font-name="文泉驛等寬微米黑" fo:font-size="15pt" officeooo:rsid="000b85d9" officeooo:paragraph-rsid="000b85d9" style:font-name-asian="文泉驛等寬微米黑" style:font-size-asian="15pt" style:font-size-complex="15pt"/>
    </style:style>
    <style:style style:name="P16" style:family="paragraph" style:parent-style-name="Standard">
      <style:text-properties style:font-name="文泉驛等寬微米黑" fo:font-size="15pt" officeooo:rsid="000b85d9" officeooo:paragraph-rsid="0018eafc" style:font-name-asian="文泉驛等寬微米黑" style:font-size-asian="15pt" style:font-size-complex="15pt"/>
    </style:style>
    <style:style style:name="T1" style:family="text">
      <style:text-properties officeooo:rsid="001ea0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09 同性婚合法化 閣來看澳洲</text:p>
      <text:p text:style-name="P2"/>
      <text:p text:style-name="P2"/>
      <text:p text:style-name="P2">同性婚合法化 閣來看澳洲</text:p>
      <text:p text:style-name="P2">Tông-sìng-hun ha̍p-huat-huà koh lâi khuànn Ò-tsiu </text:p>
      <text:p text:style-name="P2"/>
      <text:p text:style-name="P2"/>
      <text:p text:style-name="P3">Ireland頂個月公民投票通過同性婚合法化，鼓勵著全世界的同性戀人權運動，</text:p>
      <text:p text:style-name="P2">Ireland tíng kò gue̍h kong-bîn tâu-phiò thong-kuè tông-sìng-hun ha̍p-huat-huà, kóo-bú-tio̍h tsuân-sè-kài ê tông-sìng-luân jîn-khuân ūn-tōng, </text:p>
      <text:p text:style-name="P2"/>
      <text:p text:style-name="P2"/>
      <text:p text:style-name="P4">紲落幾個月，澳洲凡勢嘛會變天。</text:p>
      <text:p text:style-name="P2">suà--lo̍h kuí kò gue̍h, Ò-tsiu huān-sè mā ē piàn-thinn. </text:p>
      <text:p text:style-name="P2"/>
      <text:p text:style-name="P2"/>
      <text:p text:style-name="P2">國會預定佇年底前投票決定。</text:p>
      <text:p text:style-name="P2">Kok-huē ī-tīng tī nî-té tsîng tâu-phiò kuat-tīng. </text:p>
      <text:p text:style-name="P2"/>
      <text:p text:style-name="P2"/>
      <text:p text:style-name="P4">這馬，大部分民意支持同性婚，只是有真濟國會議員猶閣咧觀望。</text:p>
      <text:p text:style-name="P2">Tsit-má, tuā-pōo-hūn bîn-ì tsi-tshî tông-sìng-hun, </text:p>
      <text:p text:style-name="P2">tsí-sī ū tsin tsē kok-huē gī-uân iáu-koh teh kuan-bōng. </text:p>
      <text:p text:style-name="P2"/>
      <text:p text:style-name="P2"/>
      <text:p text:style-name="P5">領導保守聯盟的澳洲總理Tony Abbott本人反對同性婚姻，毋過贊成開放伊的自由黨的議員照家己的意思投票。</text:p>
      <text:p text:style-name="P2">Líng-tō Pó-siú liân-bîng ê Ò-tsiu tsóng-lí Tony Abbott pún-lâng huán-tuì tông-sìng hun-in, m̄-koh tsàn-sîng khai-hòng i ê Tsū-iû-tóng ê gī-uân tsiàu ka-kī ê ì-sù tâu-phiò. </text:p>
      <text:p text:style-name="P2"/>
      <text:p text:style-name="P2"/>
      <text:p text:style-name="P2">只不過這閣佮聯盟內底其他黨派的意見有相牽連。</text:p>
      <text:p text:style-name="P2">Tsí-put-kò tse koh kah liân-bîng lāi-té kî-thann tóng-phài ê ì-kiàn sio-khan-liân. </text:p>
      <text:p text:style-name="P6"><text:soft-page-break/>若是真正開放投「良心票」，通過修法來承認同性婚的機率會較大。</text:p>
      <text:p text:style-name="P2">Nā-sī tsin-tsiànn khai-hòng tâu “liông-sim-phiò”, </text:p>
      <text:p text:style-name="P2">thong-kuè siu-huat lâi sîng-jīn tông-sìng-hun ê ki-lu̍t ē khah tuā.</text:p>
      <text:p text:style-name="P2"/>
      <text:p text:style-name="P2"/>
      <text:p text:style-name="P7">在野的工黨內底，有九成九的議員攏支持同性婚。</text:p>
      <text:p text:style-name="P2">Tsāi-iá ê Kang-tóng lāi-té, ū káu-siânn káu ê gī-uân lóng tsi-tshî tông-sìng-hun. </text:p>
      <text:p text:style-name="P2"/>
      <text:p text:style-name="P2"/>
      <text:p text:style-name="P2">進前綠黨佮Abbott的自由黨同事攏已經提出支持同性婚合法的法案。</text:p>
      <text:p text:style-name="P2">Tsìn-tsiân Li̍k-tóng kah Abbott ê Tsū-iû-tóng tông-sū lóng í-king thê-tshut tsi-tshî tông-sìng-hun ha̍p-huat ê huat-àn. </text:p>
      <text:p text:style-name="P2"/>
      <text:p text:style-name="P2"/>
      <text:p text:style-name="P7">6月初工黨閣提出一案，hông批評是欲來割稻仔尾，顛倒會拍歹共識，</text:p>
      <text:p text:style-name="P7">變成政黨相爭。</text:p>
      <text:p text:style-name="P7">6 gue̍h-tshe Kang-tóng koh thê-tshut tsi̍t àn, hông phue-phîng sī beh lâi kuah-tiū-á-bué, tian-tò ē phah-pháinn kiōng-sik, piàn-sîng tsìng-tóng sio-tsenn. </text:p>
      <text:p text:style-name="P2"/>
      <text:p text:style-name="P2"/>
      <text:p text:style-name="P8">澳洲廣播公司（ABC）的一篇分析文章講，若是會當閣撨出一个跨黨派的第四案，莫一黨一案，改革較有贏面。</text:p>
      <text:p text:style-name="P2">Ò-tsiu kóng-pòo kong-si (ABC) ê tsi̍t phinn hun-sik bûn-tsiong kóng, nā-sī ē-tàng koh tshiâu-tshut tsi̍t ê khuà tóng-phài ê tē-sì àn, mài tsi̍t tóng tsi̍t àn, kái-kik khah ū iânn-bīn. </text:p>
      <text:p text:style-name="P2"/>
      <text:p text:style-name="P9">頂年7月，一間研究公司Crosby Textor做的民調講，72%的澳洲人支持同性婚合法化。</text:p>
      <text:p text:style-name="P2">Tíng nî 7 gue̍h, tsi̍t king gián-kiù kong-si Crosby Textor tsò ê bîn-tiāu kóng, 72% ê Ò-tsiu lâng tsi-tshî tông-sìng-hun ha̍p-huat-huà. </text:p>
      <text:p text:style-name="P2"/>
      <text:p text:style-name="P2"/>
      <text:p text:style-name="P2"/>
      <text:p text:style-name="P9"><text:soft-page-break/>這个比例比十年前增加強欲一倍。</text:p>
      <text:p text:style-name="P2">Tsit ê pí-lē pí tsa̍p nî tsîng tsing-ka kiōng-beh tsi̍t puē. </text:p>
      <text:p text:style-name="P2"/>
      <text:p text:style-name="P2"/>
      <text:p text:style-name="P2">國會議員咧？</text:p>
      <text:p text:style-name="P2">Kok-huē gī-uân --leh? </text:p>
      <text:p text:style-name="P2"/>
      <text:p text:style-name="P2"/>
      <text:p text:style-name="P9">英國《衛報》的澳洲版最近一个一个訪問下議院全部的150位議員，若是開放投良心票，in的立場會啥款。</text:p>
      <text:p text:style-name="P2">Ing-kok “Uē-pò” ê Ò-tsiu-pán tsuè-kīn tsi̍t ê tsi̍t ê hóng-būn hā-gī-īnn tsuân-pōo ê 150 uī gī-uân, nā-sī khai-hòng tâu liông-sim-phiò, in ê li̍p-tiûnn ē siánn-khuán. </text:p>
      <text:p text:style-name="P2"/>
      <text:p text:style-name="P2"/>
      <text:p text:style-name="P14">頂禮拜三公佈結果，有63位贊成同性婚合法、40位反對，</text:p>
      <text:p text:style-name="P14">Tíng lé-pài-sann kong-pòo kiat-kó, ū 63 uī tsàn-sîng tông-sìng-hun ha̍p-huat, 40 uī huán-tuì, </text:p>
      <text:p text:style-name="P14"/>
      <text:p text:style-name="P14"/>
      <text:p text:style-name="P14">毋過猶未決定抑是表態的人數真濟，有47位，到時的輸贏猶閣真歹講。</text:p>
      <text:p text:style-name="P14">m̄-koh iáu-buē kuat-tīng ia̍h-sī piáu-thài ê jîn-sòo tsin tsē, ū 47 uī, kàu-sî ê su-iânn iáu-koh tsin pháinn-kóng. </text:p>
      <text:p text:style-name="P2"/>
      <text:p text:style-name="P2"/>
      <text:p text:style-name="P10">既然支持改變的民意超過七成，是按怎政治人物猶閣綴袂著？</text:p>
      <text:p text:style-name="P2">Kì-jiân tsi-tshî kái-piàn ê bîn-ì tshiau-kuè tshit siânn, sī-án-tsuánn tsìng-tī jîn-bu̍t iáu-koh tuè bē tio̍h? </text:p>
      <text:p text:style-name="P2"/>
      <text:p text:style-name="P2"/>
      <text:p text:style-name="P10">頭先講著的民調公司負責人對英國廣播公司（BBC）講，一寡議員對保守勢力傷過驚惶。</text:p>
      <text:p text:style-name="P2">Thâu-sing kóng-tio̍h ê bîn-tiāu kong-si hū-tsik-jîn tuì Ing-kok kóng-pòo kong-si (BBC) kóng, tsi̍t-kuá gī-uân tuì pó-siú sè-li̍k siunn-kuè kiann-hiânn. </text:p>
      <text:p text:style-name="P2"><text:soft-page-break/>伊講：「保守的基督教團體吵甲真大聲，毋過講到底in是真少數，無啥要緊。」</text:p>
      <text:p text:style-name="P2">I kóng: “Pó-siú ê Ki-tok-kàu thuân-thé tshá kah tsin tuā-siann, m̄-koh kóng tàu-té in sī tsin tsió-sòo, bô siánn iàu-kín.”</text:p>
      <text:p text:style-name="P2"/>
      <text:p text:style-name="P2"/>
      <text:p text:style-name="P11">工黨的副領袖Tanya Plibersek嘛講，並毋是所有的天主教徒攏反對同性婚。</text:p>
      <text:p text:style-name="P2">Kang-tóng ê hù-líng-siù Tanya Plibersek mā kóng, pīng m̄ sī sóo-ū ê Thian-tsú kàu-tôo lóng huán-tuì tông-sìng-hun.</text:p>
      <text:p text:style-name="P2"/>
      <text:p text:style-name="P2"/>
      <text:p text:style-name="P11">佇咧爭論當熱的這時，有一對結婚已經十冬的翁某宣佈，</text:p>
      <text:p text:style-name="P2">Tī-leh tsing-lūn tng jia̍t ê tsit-sî, ū tsi̍t tuì kiat-hun í-king tsa̍p tang ê ang-bóo suan-pòo,</text:p>
      <text:p text:style-name="P2"/>
      <text:p text:style-name="P2"/>
      <text:p text:style-name="P11">若是國會通過同性婚合法，in就欲來離緣表示抗議。</text:p>
      <text:p text:style-name="P2">nā-sī kok-huē thong-kuè tông-sìng-hun ha̍p-huat, in tō beh lâi lī-iân piáu-sī khòng-gī. </text:p>
      <text:p text:style-name="P2"/>
      <text:p text:style-name="P2"/>
      <text:p text:style-name="P12">蹛佇首都Canberra的Jensen夫婦講，若準國家欲改變婚姻的定義，去納入同性的關係，就觸犯著原本上帝神聖的旨意，in就無愛參加彼種新的定義。</text:p>
      <text:p text:style-name="P2">Tuà tī siú-too Canberra ê Jensen hu-hū kóng, nā-tsún kok-ka beh kái-piàn hun-in ê tīng-gī, khì la̍p-ji̍p tông-sìng ê kuan-hē, Tō tshiong-huān-tio̍h guân-pún siōng-tè sîn-sìn ê tsí-ì, in <text:span text:style-name="T1">t</text:span>ō bô-ài tsham-ka hit tsióng sin ê tīng-gī.</text:p>
      <text:p text:style-name="P2"/>
      <text:p text:style-name="P2"/>
      <text:p text:style-name="P13">澳洲國會捌佇2012年表決同性婚合法化議題，贊成派輸甲真悽慘。</text:p>
      <text:p text:style-name="P2">Ò-tsiu kok-huē bat tī 2012 nî piáu-kuat tông-sìng-hun ha̍p-huat-huà gī-tê, tsàn-sîng-phài su kah tsin tshi-tshám. </text:p>
      <text:p text:style-name="P2"/>
      <text:p text:style-name="P13"><text:soft-page-break/>ABC的分析認為，以現在國內外贊成派攏遐爾有世面來看，這擺投票的結果凡勢會真無仝，上緊可能佇8月就會過關。</text:p>
      <text:p text:style-name="P2">ABC ê Hun-sik jīn-uî, í hiān-tsāi kok-lāi-guā tsàn-sîng-phài lóng hiah-nī ū sè bīn lâi-khuànn, tsit pái ē huān-sè tsin bô-kāng, siōng kín khó-lîng tī 8 gue̍h tō ē kuè-ku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c875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9-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1:23:21.645876235</meta:creation-date>
    <dc:date>2018-09-21T21:34:55.955517526</dc:date>
    <meta:editing-duration>PT9M58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5" meta:paragraph-count="59" meta:word-count="1267" meta:character-count="3971" meta:non-whitespace-character-count="3522"/>
  </office:meta>
</office:document-meta>
</file>